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86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4.173cm"/>
    </style:style>
    <style:style style:name="co9" style:family="table-column">
      <style:table-column-properties fo:break-before="auto" style:column-width="2.106cm"/>
    </style:style>
    <style:style style:name="co10" style:family="table-column">
      <style:table-column-properties fo:break-before="auto" style:column-width="2.81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100"/>
    <style:style style:name="ce29" style:family="table-cell" style:parent-style-name="Default" style:data-style-name="N2"/>
    <style:style style:name="ce30" style:family="table-cell" style:parent-style-name="Default">
      <style:text-properties style:text-underline-style="none"/>
    </style:style>
    <style:style style:name="ce31" style:family="table-cell" style:parent-style-name="Default" style:data-style-name="N2">
      <style:text-properties style:text-underline-style="none"/>
    </style:style>
    <style:style style:name="ce32" style:family="table-cell" style:parent-style-name="Default" style:data-style-name="N109"/>
    <style:style style:name="ce33" style:family="table-cell" style:parent-style-name="Default" style:data-style-name="N2">
      <style:table-cell-properties style:text-align-source="value-type" style:repeat-content="false"/>
      <style:paragraph-properties fo:margin-left="0cm"/>
    </style:style>
    <style:style style:name="ce34" style:family="table-cell" style:parent-style-name="Default" style:data-style-name="N111"/>
    <style:style style:name="ce3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retardo y potencia" table:style-name="ta1">
        <table:table-column table:style-name="co2" table:default-cell-style-name="Default"/>
        <table:table-column table:style-name="co3" table:default-cell-style-name="ce10"/>
        <table:table-column table:style-name="co5" table:default-cell-style-name="ce15"/>
        <table:table-column table:style-name="co4" table:default-cell-style-name="Default"/>
        <table:table-column table:style-name="co6" table:default-cell-style-name="ce10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ce22" office:value-type="string">
            <text:p>tp [ns]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  <table:table-cell office:value-type="string">
            <text:p>Potencia estimada [uW]</text:p>
          </table:table-cell>
          <table:table-cell office:value-type="string">
            <text:p>Mejora t_p </text:p>
          </table:table-cell>
          <table:table-cell office:value-type="string">
            <text:p>Potencia en %</text:p>
          </table:table-cell>
          <table:table-cell office:value-type="string">
            <text:p>Área en %</text:p>
          </table:table-cell>
          <table:table-cell office:value-type="string">
            <text:p>PPP</text:p>
          </table:table-cell>
        </table:table-row>
        <table:table-row table:style-name="ro2">
          <table:table-cell table:style-name="ce2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 office:value-type="float" office:value="3.08">
            <text:p>3,08</text:p>
          </table:table-cell>
          <table:table-cell table:style-name="ce28" office:value-type="float" office:value="262.22">
            <text:p>262,22</text:p>
          </table:table-cell>
          <table:table-cell table:style-name="ce28" office:value-type="float" office:value="0.026">
            <text:p>0,026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5]/1000000" office:value-type="float" office:value="0.00783644">
            <text:p>0,00783644</text:p>
          </table:table-cell>
          <table:table-cell table:style-name="ce23" office:value-type="float" office:value="3.325">
            <text:p>3,325</text:p>
          </table:table-cell>
          <table:table-cell office:value-type="float" office:value="734.36">
            <text:p>734,36</text:p>
          </table:table-cell>
          <table:table-cell table:formula="of:=[.F5]/[cell_instances.D8]*[.E5]/1000" office:value-type="float" office:value="0.0221977">
            <text:p>0,0221977</text:p>
          </table:table-cell>
          <table:table-cell table:style-name="ce31" table:formula="of:=0.026*[cell_instances.D8]/([.E5]/1000)" office:value-type="float" office:value="860.15037593985">
            <text:p>860,15</text:p>
          </table:table-cell>
          <table:table-cell table:style-name="ce31" table:formula="of:=[.E5]/[.E5]" office:value-type="float" office:value="1">
            <text:p>1,00</text:p>
          </table:table-cell>
          <table:table-cell table:number-columns-repeated="2"/>
          <table:table-cell table:style-name="ce34" table:formula="of:=[.F5]*[.E5]/1000" office:value-type="float" office:value="2.441747">
            <text:p>2,4</text:p>
          </table:table-cell>
        </table:table-row>
        <table:table-row table:style-name="ro2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6]/1000000" office:value-type="float" office:value="0.016146">
            <text:p>0,016146</text:p>
          </table:table-cell>
          <table:table-cell table:style-name="ce24" office:value-type="float" office:value="5.01">
            <text:p>5,01</text:p>
          </table:table-cell>
          <table:table-cell table:style-name="ce29" office:value-type="float" office:value="1033.06896">
            <text:p>1033,07</text:p>
          </table:table-cell>
          <table:table-cell/>
          <table:table-cell table:style-name="ce29" table:formula="of:=0.026*[cell_instances.H8]/([.E6]/1000)" office:value-type="float" office:value="1131.3373253493">
            <text:p>1131,34</text:p>
          </table:table-cell>
          <table:table-cell table:style-name="ce31" table:formula="of:=[.E6]/[.E6]" office:value-type="float" office:value="1">
            <text:p>1,00</text:p>
          </table:table-cell>
          <table:table-cell table:number-columns-repeated="2"/>
          <table:table-cell table:style-name="ce34" table:formula="of:=[.F6]*[.E6]/1000" office:value-type="float" office:value="5.1756754896">
            <text:p>5,2</text:p>
          </table:table-cell>
        </table:table-row>
        <table:table-row table:style-name="ro2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7]/1000000" office:value-type="float" office:value="0.0351016">
            <text:p>0,0351016</text:p>
          </table:table-cell>
          <table:table-cell table:style-name="ce25" office:value-type="float" office:value="40">
            <text:p>40</text:p>
          </table:table-cell>
          <table:table-cell table:style-name="ce29" table:formula="of:=[.H7]" office:value-type="float" office:value="282.1">
            <text:p>282,10</text:p>
          </table:table-cell>
          <table:table-cell table:style-name="ce30"/>
          <table:table-cell table:style-name="ce29" table:formula="of:=0.026*[cell_instances.L8]/([.E7]/1000)" office:value-type="float" office:value="282.1">
            <text:p>282,10</text:p>
          </table:table-cell>
          <table:table-cell table:style-name="ce31" table:formula="of:=[.E7]/[.E7]" office:value-type="float" office:value="1">
            <text:p>1,00</text:p>
          </table:table-cell>
          <table:table-cell table:number-columns-repeated="2"/>
          <table:table-cell table:style-name="ce34" table:formula="of:=[.F7]*[.E7]/1000" office:value-type="float" office:value="11.284">
            <text:p>11,3</text:p>
          </table:table-cell>
        </table:table-row>
        <table:table-row table:style-name="ro2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8]/1000000" office:value-type="float" office:value="0.009919">
            <text:p>0,009919</text:p>
          </table:table-cell>
          <table:table-cell table:style-name="ce26" office:value-type="float" office:value="2.32">
            <text:p>2,32</text:p>
          </table:table-cell>
          <table:table-cell table:style-name="ce29" table:formula="of:=[.H8]" office:value-type="float" office:value="1356.03448275862">
            <text:p>1356,03</text:p>
          </table:table-cell>
          <table:table-cell/>
          <table:table-cell table:style-name="ce29" table:formula="of:=0.026*[cell_instances.D16]/([.E8]/1000)" office:value-type="float" office:value="1356.03448275862">
            <text:p>1356,03</text:p>
          </table:table-cell>
          <table:table-cell table:style-name="ce31" table:formula="of:=[.E5]/[.E8]" office:value-type="float" office:value="1.43318965517241">
            <text:p>1,43</text:p>
          </table:table-cell>
          <table:table-cell table:style-name="ce32" table:formula="of:=[.F8]/[.F5]*100" office:value-type="float" office:value="184.655275717444">
            <text:p>184,66</text:p>
          </table:table-cell>
          <table:table-cell table:style-name="ce29" table:formula="of:=[.C8]/[.C5]" office:value-type="float" office:value="1.26575332676573">
            <text:p>1,27</text:p>
          </table:table-cell>
          <table:table-cell table:style-name="ce34" table:formula="of:=[.F8]*[.E8]/1000" office:value-type="float" office:value="3.146">
            <text:p>3,1</text:p>
          </table:table-cell>
        </table:table-row>
        <table:table-row table:style-name="ro2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9]/1000000" office:value-type="float" office:value="0.023793">
            <text:p>0,023793</text:p>
          </table:table-cell>
          <table:table-cell table:style-name="ce26" office:value-type="float" office:value="5.3">
            <text:p>5,3</text:p>
          </table:table-cell>
          <table:table-cell table:style-name="ce29" table:formula="of:=[.H9]" office:value-type="float" office:value="1277.92452830189">
            <text:p>1277,92</text:p>
          </table:table-cell>
          <table:table-cell/>
          <table:table-cell table:style-name="ce29" table:formula="of:=0.026*[cell_instances.H16]/([.E9]/1000)" office:value-type="float" office:value="1277.92452830189">
            <text:p>1277,92</text:p>
          </table:table-cell>
          <table:table-cell table:style-name="ce31" table:formula="of:=[.E6]/[.E9]" office:value-type="float" office:value="0.945283018867925">
            <text:p>0,95</text:p>
          </table:table-cell>
          <table:table-cell table:style-name="ce32" table:formula="of:=[.F9]/[.F6]*100" office:value-type="float" office:value="123.701764139916">
            <text:p>123,70</text:p>
          </table:table-cell>
          <table:table-cell table:style-name="ce29" table:formula="of:=[.C9]/[.C6]" office:value-type="float" office:value="1.47361575622445">
            <text:p>1,47</text:p>
          </table:table-cell>
          <table:table-cell table:style-name="ce34" table:formula="of:=[.F9]*[.E9]/1000" office:value-type="float" office:value="6.773">
            <text:p>6,8</text:p>
          </table:table-cell>
        </table:table-row>
        <table:table-row table:style-name="ro2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10]/1000000" office:value-type="float" office:value="0.05698193">
            <text:p>0,05698193</text:p>
          </table:table-cell>
          <table:table-cell table:style-name="ce25" office:value-type="float" office:value="6.9">
            <text:p>6,9</text:p>
          </table:table-cell>
          <table:table-cell table:style-name="ce29" table:formula="of:=[.H10]" office:value-type="float" office:value="2049.85507246377">
            <text:p>2049,86</text:p>
          </table:table-cell>
          <table:table-cell/>
          <table:table-cell table:style-name="ce29" table:formula="of:=0.026*[cell_instances.L16]/([.E10]/1000)" office:value-type="float" office:value="2049.85507246377">
            <text:p>2049,86</text:p>
          </table:table-cell>
          <table:table-cell table:style-name="ce31" table:formula="of:=[.E7]/[.E10]" office:value-type="float" office:value="5.79710144927536">
            <text:p>5,80</text:p>
          </table:table-cell>
          <table:table-cell table:style-name="ce32" table:formula="of:=[.F10]/[.F7]*100" office:value-type="float" office:value="726.641287651105">
            <text:p>726,64</text:p>
          </table:table-cell>
          <table:table-cell table:style-name="ce29" table:formula="of:=[.C10]/[.C7]" office:value-type="float" office:value="1.62334281058413">
            <text:p>1,62</text:p>
          </table:table-cell>
          <table:table-cell table:style-name="ce34" table:formula="of:=[.F10]*[.E10]/1000" office:value-type="float" office:value="14.144">
            <text:p>14,1</text:p>
          </table:table-cell>
        </table:table-row>
        <table:table-row table:style-name="ro2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11]/1000000" office:value-type="float" office:value="0.01135491">
            <text:p>0,01135491</text:p>
          </table:table-cell>
          <table:table-cell table:style-name="ce26" office:value-type="float" office:value="2.1">
            <text:p>2,1</text:p>
          </table:table-cell>
          <table:table-cell table:style-name="ce29" table:formula="of:=[.H11]" office:value-type="float" office:value="1553.80952380952">
            <text:p>1553,81</text:p>
          </table:table-cell>
          <table:table-cell/>
          <table:table-cell table:style-name="ce29" table:formula="of:=0.026*[cell_instances.D24]/([.E11]/1000)" office:value-type="float" office:value="1553.80952380952">
            <text:p>1553,81</text:p>
          </table:table-cell>
          <table:table-cell table:style-name="ce31" table:formula="of:=[.E5]/[.E11]" office:value-type="float" office:value="1.58333333333333">
            <text:p>1,58</text:p>
          </table:table-cell>
          <table:table-cell table:style-name="ce29" table:formula="of:=[.F11]/[.F5]*100" office:value-type="float" office:value="211.586895229795">
            <text:p>211,59</text:p>
          </table:table-cell>
          <table:table-cell table:style-name="ce29" table:formula="of:=[.C11]/[.C5]" office:value-type="float" office:value="1.44898831612314">
            <text:p>1,45</text:p>
          </table:table-cell>
          <table:table-cell table:style-name="ce34" table:formula="of:=[.F11]*[.E11]/1000" office:value-type="float" office:value="3.263">
            <text:p>3,3</text:p>
          </table:table-cell>
        </table:table-row>
        <table:table-row table:style-name="ro2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12]/1000000" office:value-type="float" office:value="0.03228402">
            <text:p>0,03228402</text:p>
          </table:table-cell>
          <table:table-cell table:style-name="ce26" office:value-type="float" office:value="3.63">
            <text:p>3,63</text:p>
          </table:table-cell>
          <table:table-cell table:style-name="ce29" table:formula="of:=[.H12]" office:value-type="float" office:value="2059.22865013774">
            <text:p>2059,23</text:p>
          </table:table-cell>
          <table:table-cell/>
          <table:table-cell table:style-name="ce29" table:formula="of:=0.026*[cell_instances.H24]/([.E12]/1000)" office:value-type="float" office:value="2059.22865013774">
            <text:p>2059,23</text:p>
          </table:table-cell>
          <table:table-cell table:style-name="ce31" table:formula="of:=[.E6]/[.E12]" office:value-type="float" office:value="1.3801652892562">
            <text:p>1,38</text:p>
          </table:table-cell>
          <table:table-cell table:style-name="ce29" table:formula="of:=[.F12]/[.F6]*100" office:value-type="float" office:value="199.331189869236">
            <text:p>199,33</text:p>
          </table:table-cell>
          <table:table-cell table:style-name="ce29" table:formula="of:=[.C12]/[.C6]" office:value-type="float" office:value="1.99950575994054">
            <text:p>2,00</text:p>
          </table:table-cell>
          <table:table-cell table:style-name="ce34" table:formula="of:=[.F12]*[.E12]/1000" office:value-type="float" office:value="7.475">
            <text:p>7,5</text:p>
          </table:table-cell>
        </table:table-row>
        <table:table-row table:style-name="ro2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3]/1000000" office:value-type="float" office:value="0.08702155">
            <text:p>0,08702155</text:p>
          </table:table-cell>
          <table:table-cell table:style-name="ce27" office:value-type="float" office:value="6.33">
            <text:p>6,33</text:p>
          </table:table-cell>
          <table:table-cell table:style-name="ce29" table:formula="of:=[.H13]" office:value-type="float" office:value="2659.55766192733">
            <text:p>2659,56</text:p>
          </table:table-cell>
          <table:table-cell/>
          <table:table-cell table:style-name="ce29" table:formula="of:=0.026*[cell_instances.L24]/([.E13]/1000)" office:value-type="float" office:value="2659.55766192733">
            <text:p>2659,56</text:p>
          </table:table-cell>
          <table:table-cell table:style-name="ce31" table:formula="of:=[.E7]/[.E13]" office:value-type="float" office:value="6.31911532385466">
            <text:p>6,32</text:p>
          </table:table-cell>
          <table:table-cell table:style-name="ce29" table:formula="of:=[.F13]/[.F7]*100" office:value-type="float" office:value="942.771237833155">
            <text:p>942,77</text:p>
          </table:table-cell>
          <table:table-cell table:style-name="ce33" table:formula="of:=[.C13]/[.C7]" office:value-type="float" office:value="2.47913342981517">
            <text:p>2,48</text:p>
          </table:table-cell>
          <table:table-cell table:style-name="ce34" table:formula="of:=[.F13]*[.E13]/1000" office:value-type="float" office:value="16.835">
            <text:p>16,8</text:p>
          </table:table-cell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Aparenntemente las simulaciones de ripple carry están mal hechas (mucho tiempo tienen el de 16 y 32)</text:p>
          </table:table-cell>
          <table:table-cell table:number-columns-repeated="11"/>
        </table:table-row>
        <table:table-row table:style-name="ro2">
          <table:table-cell office:value-type="string">
            <text:p>También dudo de la de brent kung de 16 bits, ya que hace que la potencia estimada sea menor que la de 8 bits</text:p>
          </table:table-cell>
          <table:table-cell table:number-columns-repeated="11"/>
        </table:table-row>
        <table:table-row table:style-name="ro2" table:number-rows-repeated="104855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ell_instances" table:style-name="ta1">
        <table:table-column table:style-name="co4" table:number-columns-repeated="12" table:default-cell-style-name="Default"/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ripple carry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ipple carry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ripple Carry 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and2{lay}</text:p>
          </table:table-cell>
          <table:table-cell table:formula="of:=[.B4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and2{lay}</text:p>
          </table:table-cell>
          <table:table-cell table:formula="of:=[.F4]*3/2" office:value-type="float" office:value="48">
            <text:p>4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nd2{lay}</text:p>
          </table:table-cell>
          <table:table-cell table:formula="of:=[.J4]*3/2" office:value-type="float" office:value="96">
            <text:p>96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id{lay}</text:p>
          </table:table-cell>
          <table:table-cell table:formula="of:=[.B5]"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d{lay}</text:p>
          </table:table-cell>
          <table:table-cell table:formula="of:=[.F5]"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id{lay}</text:p>
          </table:table-cell>
          <table:table-cell table:formula="of:=[.J5]" office:value-type="float" office:value="98">
            <text:p>9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r2{lay}</text:p>
          </table:table-cell>
          <table:table-cell table:formula="of:=[.B6]*3/2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or2{lay}</text:p>
          </table:table-cell>
          <table:table-cell table:formula="of:=[.F6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{lay}</text:p>
          </table:table-cell>
          <table:table-cell table:formula="of:=[.J6]*3/2" office:value-type="float" office:value="48">
            <text:p>4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xor2{lay}</text:p>
          </table:table-cell>
          <table:table-cell table:formula="of:=[.B7]*3" office:value-type="float" office:value="48">
            <text:p>4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xor2{lay}</text:p>
          </table:table-cell>
          <table:table-cell table:formula="of:=[.F7]*3"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xor2{lay}</text:p>
          </table:table-cell>
          <table:table-cell table:formula="of:=[.J7]*3" office:value-type="float" office:value="192">
            <text:p>192</text:p>
          </table:table-cell>
        </table:table-row>
        <table:table-row table:style-name="ro2">
          <table:table-cell/>
          <table:table-cell table:formula="of:=SUM([.B4:.B7])" office:value-type="float" office:value="66">
            <text:p>66</text:p>
          </table:table-cell>
          <table:table-cell office:value-type="string">
            <text:p>total</text:p>
          </table:table-cell>
          <table:table-cell table:style-name="ce30" table:formula="of:=SUM([.D4:.D7])" office:value-type="float" office:value="110">
            <text:p>110</text:p>
          </table:table-cell>
          <table:table-cell/>
          <table:table-cell table:formula="of:=SUM([.F4:.F7])" office:value-type="float" office:value="130">
            <text:p>130</text:p>
          </table:table-cell>
          <table:table-cell office:value-type="string">
            <text:p>total</text:p>
          </table:table-cell>
          <table:table-cell table:style-name="ce30" table:formula="of:=SUM([.H4:.H7])" office:value-type="float" office:value="218">
            <text:p>218</text:p>
          </table:table-cell>
          <table:table-cell/>
          <table:table-cell table:formula="of:=SUM([.J4:.J7])" office:value-type="float" office:value="258">
            <text:p>258</text:p>
          </table:table-cell>
          <table:table-cell office:value-type="string">
            <text:p>total</text:p>
          </table:table-cell>
          <table:table-cell table:formula="of:=SUM([.L4:.L7])" office:value-type="float" office:value="434">
            <text:p>43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bk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and2_1x{lay}</text:p>
          </table:table-cell>
          <table:table-cell table:formula="of:=[.B12]*3/2" office:value-type="float" office:value="34.5">
            <text:p>34,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and2{lay}</text:p>
          </table:table-cell>
          <table:table-cell table:formula="of:=[.F12]*3/2" office:value-type="float" office:value="79.5">
            <text:p>79,5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and2{lay}</text:p>
          </table:table-cell>
          <table:table-cell table:formula="of:=[.J12]*3/2" office:value-type="float" office:value="172.5">
            <text:p>172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13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13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13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or2_1x{lay}</text:p>
          </table:table-cell>
          <table:table-cell table:formula="of:=[.B14]*3/2" office:value-type="float" office:value="16.5">
            <text:p>16,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or2{lay}</text:p>
          </table:table-cell>
          <table:table-cell table:formula="of:=[.F14]*3/2" office:value-type="float" office:value="39">
            <text:p>39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or2{lay}</text:p>
          </table:table-cell>
          <table:table-cell table:formula="of:=[.J14]*3/2" office:value-type="float" office:value="85.5">
            <text:p>85,5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15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{lay}</text:p>
          </table:table-cell>
          <table:table-cell table:formula="of:=[.F15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{lay}</text:p>
          </table:table-cell>
          <table:table-cell table:formula="of:=[.J15]*3" office:value-type="float" office:value="189">
            <text:p>189</text:p>
          </table:table-cell>
        </table:table-row>
        <table:table-row table:style-name="ro2">
          <table:table-cell/>
          <table:table-cell table:formula="of:=SUM([.B12:.B15])" office:value-type="float" office:value="74">
            <text:p>74</text:p>
          </table:table-cell>
          <table:table-cell office:value-type="string">
            <text:p>total</text:p>
          </table:table-cell>
          <table:table-cell table:formula="of:=SUM([.D12:.D15])" office:value-type="float" office:value="121">
            <text:p>121</text:p>
          </table:table-cell>
          <table:table-cell/>
          <table:table-cell table:formula="of:=SUM([.F12:.F15])" office:value-type="float" office:value="159">
            <text:p>159</text:p>
          </table:table-cell>
          <table:table-cell office:value-type="string">
            <text:p>total</text:p>
          </table:table-cell>
          <table:table-cell table:formula="of:=SUM([.H12:.H15])" office:value-type="float" office:value="260.5">
            <text:p>260,5</text:p>
          </table:table-cell>
          <table:table-cell/>
          <table:table-cell table:style-name="ce30" table:formula="of:=SUM([.J12:.J15])" office:value-type="float" office:value="332">
            <text:p>332</text:p>
          </table:table-cell>
          <table:table-cell table:style-name="ce30" office:value-type="string">
            <text:p>total</text:p>
          </table:table-cell>
          <table:table-cell table:formula="of:=SUM([.L12:.L15])" office:value-type="float" office:value="544">
            <text:p>54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sk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table:style-name="ce35" office:value-type="string">
            <text:p>Count</text:p>
          </table:table-cell>
          <table:table-cell table:style-name="ce35"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and2_1x{lay}</text:p>
          </table:table-cell>
          <table:table-cell table:formula="of:=[.B20]*3/2" office:value-type="float" office:value="37.5">
            <text:p>37,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and2_1x{lay}</text:p>
          </table:table-cell>
          <table:table-cell table:formula="of:=[.F20]*3/2" office:value-type="float" office:value="97.5">
            <text:p>97,5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and2_1x{lay}</text:p>
          </table:table-cell>
          <table:table-cell table:formula="of:=[.J20]*3/2" office:value-type="float" office:value="241.5">
            <text:p>241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21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21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21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or2_1x{lay}</text:p>
          </table:table-cell>
          <table:table-cell table:formula="of:=[.B22]*3/2" office:value-type="float" office:value="18">
            <text:p>1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_1x{lay}</text:p>
          </table:table-cell>
          <table:table-cell table:formula="of:=[.F22]*3/2" office:value-type="float" office:value="48">
            <text:p>48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or2_1x{lay}</text:p>
          </table:table-cell>
          <table:table-cell table:formula="of:=[.J22]*3/2" office:value-type="float" office:value="120">
            <text:p>12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23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_1x{lay}</text:p>
          </table:table-cell>
          <table:table-cell table:formula="of:=[.F23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_1x{lay}</text:p>
          </table:table-cell>
          <table:table-cell table:formula="of:=[.J23]*3" office:value-type="float" office:value="189">
            <text:p>189</text:p>
          </table:table-cell>
        </table:table-row>
        <table:table-row table:style-name="ro2">
          <table:table-cell/>
          <table:table-cell table:formula="of:=SUM([.B20:.B23])" office:value-type="float" office:value="77">
            <text:p>77</text:p>
          </table:table-cell>
          <table:table-cell office:value-type="string">
            <text:p>total</text:p>
          </table:table-cell>
          <table:table-cell table:formula="of:=SUM([.D20:.D23])" office:value-type="float" office:value="125.5">
            <text:p>125,5</text:p>
          </table:table-cell>
          <table:table-cell/>
          <table:table-cell table:formula="of:=SUM([.F20:.F23])" office:value-type="float" office:value="177">
            <text:p>177</text:p>
          </table:table-cell>
          <table:table-cell office:value-type="string">
            <text:p>total</text:p>
          </table:table-cell>
          <table:table-cell table:formula="of:=SUM([.H20:.H23])" office:value-type="float" office:value="287.5">
            <text:p>287,5</text:p>
          </table:table-cell>
          <table:table-cell/>
          <table:table-cell table:formula="of:=SUM([.J20:.J23])" office:value-type="float" office:value="401">
            <text:p>401</text:p>
          </table:table-cell>
          <table:table-cell office:value-type="string">
            <text:p>total</text:p>
          </table:table-cell>
          <table:table-cell table:formula="of:=SUM([.L20:.L23])" office:value-type="float" office:value="647.5">
            <text:p>647,5</text:p>
          </table:table-cell>
        </table:table-row>
        <table:table-row table:style-name="ro2" table:number-rows-repeated="104855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2" number:min-integer-digits="0"/>
    </number:number-style>
    <number:number-style style:name="N110">
      <number:number number:decimal-places="0" number:min-integer-digits="0"/>
    </number:number-style>
    <number:number-style style:name="N111">
      <number:number number:decimal-places="1" number:min-integer-digits="0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2-10T23:06:02</dc:date>
    <dc:creator>lean </dc:creator>
    <meta:editing-duration>PT3H21M27S</meta:editing-duration>
    <meta:editing-cycles>18</meta:editing-cycles>
    <meta:generator>LibreOffice/3.5$Linux_x86 LibreOffice_project/350m1$Build-2</meta:generator>
    <meta:document-statistic meta:table-count="3" meta:cell-count="286" meta:object-count="0"/>
  </office:meta>
</office:document-meta>
</file>